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thread" table:style-name="ta1">
        <table:shapes>
          <draw:frame draw:z-index="0" draw:style-name="gr1" draw:text-style-name="P1" svg:width="23.446cm" svg:height="15.635cm" svg:x="3.365cm" svg:y="0.142cm">
            <draw:object draw:notify-on-update-of-ranges="pthread.A27:pthread.A33 pthread.A27:pthread.A33 pthread.B26:pthread.B26 pthread.B27:pthread.B33 pthread.A27:pthread.A33 pthread.C26:pthread.C26 pthread.C27:pthread.C33 pthread.A27:pthread.A33 pthread.D26:pthread.D26 pthread.D27:pthread.D33 pthread.A27:pthread.A33 pthread.E26:pthread.E26 pthread.E27:pthread.E33 pthread.A27:pthread.A33 pthread.F26:pthread.F26 pthread.F27:pthread.F33 pthread.A27:pthread.A33 pthread.G26:pthread.G26 pthread.G27:pthread.G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3944" calcext:value-type="float">
            <text:p>3944</text:p>
          </table:table-cell>
          <table:table-cell office:value-type="float" office:value="2097" calcext:value-type="float">
            <text:p>2097</text:p>
          </table:table-cell>
          <table:table-cell office:value-type="float" office:value="1091" calcext:value-type="float">
            <text:p>1091</text:p>
          </table:table-cell>
          <table:table-cell office:value-type="float" office:value="585" calcext:value-type="float">
            <text:p>585</text:p>
          </table:table-cell>
          <table:table-cell office:value-type="float" office:value="360" calcext:value-type="float">
            <text:p>360</text:p>
          </table:table-cell>
          <table:table-cell office:value-type="float" office:value="302" calcext:value-type="float">
            <text:p>30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table:formula="of:=[.$A$2]/[.B2]" office:value-type="float" office:value="0.982251521298174" calcext:value-type="float">
            <text:p>0,982251521298174</text:p>
          </table:table-cell>
          <table:table-cell table:formula="of:=[.$A$2]/[.C2]" office:value-type="float" office:value="1.84740104911779" calcext:value-type="float">
            <text:p>1,84740104911779</text:p>
          </table:table-cell>
          <table:table-cell table:formula="of:=[.$A$2]/[.D2]" office:value-type="float" office:value="3.55087076076994" calcext:value-type="float">
            <text:p>3,55087076076994</text:p>
          </table:table-cell>
          <table:table-cell table:formula="of:=[.$A$2]/[.E2]" office:value-type="float" office:value="6.62222222222222" calcext:value-type="float">
            <text:p>6,62222222222222</text:p>
          </table:table-cell>
          <table:table-cell table:formula="of:=[.$A$2]/[.F2]" office:value-type="float" office:value="10.7611111111111" calcext:value-type="float">
            <text:p>10,7611111111111</text:p>
          </table:table-cell>
          <table:table-cell table:formula="of:=[.$A$2]/[.G2]" office:value-type="float" office:value="12.8278145695364" calcext:value-type="float">
            <text:p>12,8278145695364</text:p>
          </table:table-cell>
          <table:table-cell table:formula="of:=[.$A$2]/[.H2]" office:value-type="float" office:value="9.11529411764706" calcext:value-type="float">
            <text:p>9,115294117647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549" calcext:value-type="float">
            <text:p>15549</text:p>
          </table:table-cell>
          <table:table-cell office:value-type="float" office:value="15450" calcext:value-type="float">
            <text:p>15450</text:p>
          </table:table-cell>
          <table:table-cell office:value-type="float" office:value="8459" calcext:value-type="float">
            <text:p>8459</text:p>
          </table:table-cell>
          <table:table-cell office:value-type="float" office:value="4258" calcext:value-type="float">
            <text:p>4258</text:p>
          </table:table-cell>
          <table:table-cell office:value-type="float" office:value="2250" calcext:value-type="float">
            <text:p>2250</text:p>
          </table:table-cell>
          <table:table-cell office:value-type="float" office:value="1240" calcext:value-type="float">
            <text:p>1240</text:p>
          </table:table-cell>
          <table:table-cell office:value-type="float" office:value="882" calcext:value-type="float">
            <text:p>882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/>
          <table:table-cell table:formula="of:=[.$A$6]/[.B6]" office:value-type="float" office:value="1.00640776699029" calcext:value-type="float">
            <text:p>1,00640776699029</text:p>
          </table:table-cell>
          <table:table-cell table:formula="of:=[.$A$6]/[.C6]" office:value-type="float" office:value="1.83816053907081" calcext:value-type="float">
            <text:p>1,83816053907081</text:p>
          </table:table-cell>
          <table:table-cell table:formula="of:=[.$A$6]/[.D6]" office:value-type="float" office:value="3.65171441991545" calcext:value-type="float">
            <text:p>3,65171441991545</text:p>
          </table:table-cell>
          <table:table-cell table:formula="of:=[.$A$6]/[.E6]" office:value-type="float" office:value="6.91066666666667" calcext:value-type="float">
            <text:p>6,91066666666667</text:p>
          </table:table-cell>
          <table:table-cell table:formula="of:=[.$A$6]/[.F6]" office:value-type="float" office:value="12.5395161290323" calcext:value-type="float">
            <text:p>12,5395161290323</text:p>
          </table:table-cell>
          <table:table-cell table:formula="of:=[.$A$6]/[.G6]" office:value-type="float" office:value="17.6292517006803" calcext:value-type="float">
            <text:p>17,6292517006803</text:p>
          </table:table-cell>
          <table:table-cell table:formula="of:=[.$A$6]/[.H6]" office:value-type="float" office:value="15.7857868020305" calcext:value-type="float">
            <text:p>15,78578680203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732" calcext:value-type="float">
            <text:p>64732</text:p>
          </table:table-cell>
          <table:table-cell/>
          <table:table-cell office:value-type="float" office:value="34286" calcext:value-type="float">
            <text:p>34286</text:p>
          </table:table-cell>
          <table:table-cell office:value-type="float" office:value="17093" calcext:value-type="float">
            <text:p>17093</text:p>
          </table:table-cell>
          <table:table-cell office:value-type="float" office:value="8631" calcext:value-type="float">
            <text:p>8631</text:p>
          </table:table-cell>
          <table:table-cell office:value-type="float" office:value="4659" calcext:value-type="float">
            <text:p>4659</text:p>
          </table:table-cell>
          <table:table-cell office:value-type="float" office:value="2794" calcext:value-type="float">
            <text:p>2794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table:number-columns-repeated="2"/>
          <table:table-cell table:formula="of:=[.$A$10]/[.C10]" office:value-type="float" office:value="1.88800093332556" calcext:value-type="float">
            <text:p>1,88800093332556</text:p>
          </table:table-cell>
          <table:table-cell table:formula="of:=[.$A$10]/[.D10]" office:value-type="float" office:value="3.78704732931609" calcext:value-type="float">
            <text:p>3,78704732931609</text:p>
          </table:table-cell>
          <table:table-cell table:formula="of:=[.$A$10]/[.E10]" office:value-type="float" office:value="7.49994206928514" calcext:value-type="float">
            <text:p>7,49994206928514</text:p>
          </table:table-cell>
          <table:table-cell table:formula="of:=[.$A$10]/[.F10]" office:value-type="float" office:value="13.8939686628032" calcext:value-type="float">
            <text:p>13,8939686628032</text:p>
          </table:table-cell>
          <table:table-cell table:formula="of:=[.$A$10]/[.G10]" office:value-type="float" office:value="23.1682176091625" calcext:value-type="float">
            <text:p>23,1682176091625</text:p>
          </table:table-cell>
          <table:table-cell table:formula="of:=[.$A$10]/[.H10]" office:value-type="float" office:value="26.8932280847528" calcext:value-type="float">
            <text:p>26,893228084752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9546" calcext:value-type="float">
            <text:p>159546</text:p>
          </table:table-cell>
          <table:table-cell/>
          <table:table-cell office:value-type="float" office:value="82705" calcext:value-type="float">
            <text:p>82705</text:p>
          </table:table-cell>
          <table:table-cell office:value-type="float" office:value="37911" calcext:value-type="float">
            <text:p>37911</text:p>
          </table:table-cell>
          <table:table-cell office:value-type="float" office:value="19495" calcext:value-type="float">
            <text:p>19495</text:p>
          </table:table-cell>
          <table:table-cell office:value-type="float" office:value="10116" calcext:value-type="float">
            <text:p>10116</text:p>
          </table:table-cell>
          <table:table-cell office:value-type="float" office:value="5714" calcext:value-type="float">
            <text:p>5714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table:number-columns-repeated="2"/>
          <table:table-cell table:formula="of:=[.$A$14]/[.C14]" office:value-type="float" office:value="1.92909739435343" calcext:value-type="float">
            <text:p>1,92909739435343</text:p>
          </table:table-cell>
          <table:table-cell table:formula="of:=[.$A$14]/[.D14]" office:value-type="float" office:value="4.20843554641133" calcext:value-type="float">
            <text:p>4,20843554641133</text:p>
          </table:table-cell>
          <table:table-cell table:formula="of:=[.$A$14]/[.E14]" office:value-type="float" office:value="8.18394460117979" calcext:value-type="float">
            <text:p>8,18394460117979</text:p>
          </table:table-cell>
          <table:table-cell table:formula="of:=[.$A$14]/[.F14]" office:value-type="float" office:value="15.7716488730724" calcext:value-type="float">
            <text:p>15,7716488730724</text:p>
          </table:table-cell>
          <table:table-cell table:formula="of:=[.$A$14]/[.G14]" office:value-type="float" office:value="27.9219460973049" calcext:value-type="float">
            <text:p>27,9219460973049</text:p>
          </table:table-cell>
          <table:table-cell table:formula="of:=[.$A$14]/[.H14]" office:value-type="float" office:value="36.1208965361105" calcext:value-type="float">
            <text:p>36,12089653611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4710" calcext:value-type="float">
            <text:p>294710</text:p>
          </table:table-cell>
          <table:table-cell/>
          <table:table-cell office:value-type="float" office:value="152963" calcext:value-type="float">
            <text:p>152963</text:p>
          </table:table-cell>
          <table:table-cell office:value-type="float" office:value="69115" calcext:value-type="float">
            <text:p>69115</text:p>
          </table:table-cell>
          <table:table-cell office:value-type="float" office:value="34556" calcext:value-type="float">
            <text:p>34556</text:p>
          </table:table-cell>
          <table:table-cell office:value-type="float" office:value="17588" calcext:value-type="float">
            <text:p>17588</text:p>
          </table:table-cell>
          <table:table-cell office:value-type="float" office:value="9952" calcext:value-type="float">
            <text:p>9952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table:number-columns-repeated="2"/>
          <table:table-cell table:formula="of:=[.$A$18]/[.C18]" office:value-type="float" office:value="1.92667507828691" calcext:value-type="float">
            <text:p>1,92667507828691</text:p>
          </table:table-cell>
          <table:table-cell table:formula="of:=[.$A$18]/[.D18]" office:value-type="float" office:value="4.26405266584678" calcext:value-type="float">
            <text:p>4,26405266584678</text:p>
          </table:table-cell>
          <table:table-cell table:formula="of:=[.$A$18]/[.E18]" office:value-type="float" office:value="8.52847551799977" calcext:value-type="float">
            <text:p>8,52847551799977</text:p>
          </table:table-cell>
          <table:table-cell table:formula="of:=[.$A$18]/[.F18]" office:value-type="float" office:value="16.756311121219" calcext:value-type="float">
            <text:p>16,756311121219</text:p>
          </table:table-cell>
          <table:table-cell table:formula="of:=[.$A$18]/[.G18]" office:value-type="float" office:value="29.6131430868167" calcext:value-type="float">
            <text:p>29,6131430868167</text:p>
          </table:table-cell>
          <table:table-cell table:formula="of:=[.$A$18]/[.H18]" office:value-type="float" office:value="42.489907727797" calcext:value-type="float">
            <text:p>42,48990772779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1791" calcext:value-type="float">
            <text:p>461791</text:p>
          </table:table-cell>
          <table:table-cell table:number-columns-repeated="4"/>
          <table:table-cell office:value-type="float" office:value="27657" calcext:value-type="float">
            <text:p>27657</text:p>
          </table:table-cell>
          <table:table-cell office:value-type="float" office:value="14952" calcext:value-type="float">
            <text:p>14952</text:p>
          </table:table-cell>
          <table:table-cell office:value-type="float" office:value="10091" calcext:value-type="float">
            <text:p>10091</text:p>
          </table:table-cell>
        </table:table-row>
        <table:table-row table:style-name="ro1">
          <table:table-cell table:number-columns-repeated="5"/>
          <table:table-cell table:formula="of:=[.$A$22]/[.F22]" office:value-type="float" office:value="16.6970748815851" calcext:value-type="float">
            <text:p>16,6970748815851</text:p>
          </table:table-cell>
          <table:table-cell table:formula="of:=[.$A$22]/[.G22]" office:value-type="float" office:value="30.884898341359" calcext:value-type="float">
            <text:p>30,884898341359</text:p>
          </table:table-cell>
          <table:table-cell table:formula="of:=[.$A$22]/[.H22]" office:value-type="float" office:value="45.7626597958577" calcext:value-type="float">
            <text:p>45,762659795857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ideal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82251521298174" calcext:value-type="float">
            <text:p>0,982251521298174</text:p>
          </table:table-cell>
          <table:table-cell office:value-type="float" office:value="1.00640776699029" calcext:value-type="float">
            <text:p>1,0064077669902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84740104911779" calcext:value-type="float">
            <text:p>1,84740104911779</text:p>
          </table:table-cell>
          <table:table-cell office:value-type="float" office:value="1.83816053907081" calcext:value-type="float">
            <text:p>1,83816053907081</text:p>
          </table:table-cell>
          <table:table-cell office:value-type="float" office:value="1.88800093332556" calcext:value-type="float">
            <text:p>1,88800093332556</text:p>
          </table:table-cell>
          <table:table-cell office:value-type="float" office:value="1.92909739435343" calcext:value-type="float">
            <text:p>1,92909739435343</text:p>
          </table:table-cell>
          <table:table-cell office:value-type="float" office:value="1.92667507828691" calcext:value-type="float">
            <text:p>1,92667507828691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55087076076994" calcext:value-type="float">
            <text:p>3,55087076076994</text:p>
          </table:table-cell>
          <table:table-cell office:value-type="float" office:value="3.65171441991545" calcext:value-type="float">
            <text:p>3,65171441991545</text:p>
          </table:table-cell>
          <table:table-cell office:value-type="float" office:value="3.78704732931609" calcext:value-type="float">
            <text:p>3,78704732931609</text:p>
          </table:table-cell>
          <table:table-cell office:value-type="float" office:value="4.20843554641133" calcext:value-type="float">
            <text:p>4,20843554641133</text:p>
          </table:table-cell>
          <table:table-cell office:value-type="float" office:value="4.26405266584678" calcext:value-type="float">
            <text:p>4,26405266584678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.62222222222222" calcext:value-type="float">
            <text:p>6,62222222222222</text:p>
          </table:table-cell>
          <table:table-cell office:value-type="float" office:value="6.91066666666667" calcext:value-type="float">
            <text:p>6,91066666666667</text:p>
          </table:table-cell>
          <table:table-cell office:value-type="float" office:value="7.49994206928514" calcext:value-type="float">
            <text:p>7,49994206928514</text:p>
          </table:table-cell>
          <table:table-cell office:value-type="float" office:value="8.18394460117979" calcext:value-type="float">
            <text:p>8,18394460117979</text:p>
          </table:table-cell>
          <table:table-cell office:value-type="float" office:value="8.52847551799977" calcext:value-type="float">
            <text:p>8,52847551799977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0.7611111111111" calcext:value-type="float">
            <text:p>10,7611111111111</text:p>
          </table:table-cell>
          <table:table-cell office:value-type="float" office:value="12.5395161290323" calcext:value-type="float">
            <text:p>12,5395161290323</text:p>
          </table:table-cell>
          <table:table-cell office:value-type="float" office:value="13.8939686628032" calcext:value-type="float">
            <text:p>13,8939686628032</text:p>
          </table:table-cell>
          <table:table-cell office:value-type="float" office:value="15.7716488730724" calcext:value-type="float">
            <text:p>15,7716488730724</text:p>
          </table:table-cell>
          <table:table-cell office:value-type="float" office:value="16.756311121219" calcext:value-type="float">
            <text:p>16,756311121219</text:p>
          </table:table-cell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2.8278145695364" calcext:value-type="float">
            <text:p>12,8278145695364</text:p>
          </table:table-cell>
          <table:table-cell office:value-type="float" office:value="17.6292517006803" calcext:value-type="float">
            <text:p>17,6292517006803</text:p>
          </table:table-cell>
          <table:table-cell office:value-type="float" office:value="23.1682176091625" calcext:value-type="float">
            <text:p>23,1682176091625</text:p>
          </table:table-cell>
          <table:table-cell office:value-type="float" office:value="27.9219460973049" calcext:value-type="float">
            <text:p>27,9219460973049</text:p>
          </table:table-cell>
          <table:table-cell office:value-type="float" office:value="29.6131430868167" calcext:value-type="float">
            <text:p>29,6131430868167</text:p>
          </table:table-cell>
          <table:table-cell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9.11529411764706" calcext:value-type="float">
            <text:p>9,11529411764706</text:p>
          </table:table-cell>
          <table:table-cell office:value-type="float" office:value="15.7857868020305" calcext:value-type="float">
            <text:p>15,7857868020305</text:p>
          </table:table-cell>
          <table:table-cell office:value-type="float" office:value="26.8932280847528" calcext:value-type="float">
            <text:p>26,8932280847528</text:p>
          </table:table-cell>
          <table:table-cell office:value-type="float" office:value="36.1208965361105" calcext:value-type="float">
            <text:p>36,1208965361105</text:p>
          </table:table-cell>
          <table:table-cell office:value-type="float" office:value="42.489907727797" calcext:value-type="float">
            <text:p>42,489907727797</text:p>
          </table:table-cell>
          <table:table-cell/>
        </table:table-row>
      </table:table>
      <table:table table:name="ff_naive" table:style-name="ta1">
        <table:table-column table:style-name="co1" table:number-columns-repeated="8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7"/>
        </table:table-row>
        <table:table-row table:style-name="ro1">
          <table:table-cell/>
          <table:table-cell table:formula="of:=[.$A$2]/[.B2]" office:value-type="string" office:string-value="" calcext:value-type="error">
            <text:p>#DIV/0!</text:p>
          </table:table-cell>
          <table:table-cell table:formula="of:=[.$A$2]/[.C2]" office:value-type="string" office:string-value="" calcext:value-type="error">
            <text:p>#DIV/0!</text:p>
          </table:table-cell>
          <table:table-cell table:formula="of:=[.$A$2]/[.D2]" office:value-type="string" office:string-value="" calcext:value-type="error">
            <text:p>#DIV/0!</text:p>
          </table:table-cell>
          <table:table-cell table:formula="of:=[.$A$2]/[.E2]" office:value-type="string" office:string-value="" calcext:value-type="error">
            <text:p>#DIV/0!</text:p>
          </table:table-cell>
          <table:table-cell table:formula="of:=[.$A$2]/[.F2]" office:value-type="string" office:string-value="" calcext:value-type="error">
            <text:p>#DIV/0!</text:p>
          </table:table-cell>
          <table:table-cell table:formula="of:=[.$A$2]/[.G2]" office:value-type="string" office:string-value="" calcext:value-type="error">
            <text:p>#DIV/0!</text:p>
          </table:table-cell>
          <table:table-cell table:formula="of:=[.$A$2]/[.H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549" calcext:value-type="float">
            <text:p>15549</text:p>
          </table:table-cell>
          <table:table-cell office:value-type="float" office:value="15677" calcext:value-type="float">
            <text:p>15677</text:p>
          </table:table-cell>
          <table:table-cell office:value-type="float" office:value="8480" calcext:value-type="float">
            <text:p>8480</text:p>
          </table:table-cell>
          <table:table-cell office:value-type="float" office:value="4430" calcext:value-type="float">
            <text:p>4430</text:p>
          </table:table-cell>
          <table:table-cell office:value-type="float" office:value="2379" calcext:value-type="float">
            <text:p>2379</text:p>
          </table:table-cell>
          <table:table-cell office:value-type="float" office:value="1506" calcext:value-type="float">
            <text:p>1506</text:p>
          </table:table-cell>
          <table:table-cell office:value-type="float" office:value="1342" calcext:value-type="float">
            <text:p>1342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/>
          <table:table-cell table:formula="of:=[.$A$6]/[.B6]" office:value-type="float" office:value="0.991835172545768" calcext:value-type="float">
            <text:p>0,991835172545768</text:p>
          </table:table-cell>
          <table:table-cell table:formula="of:=[.$A$6]/[.C6]" office:value-type="float" office:value="1.83360849056604" calcext:value-type="float">
            <text:p>1,83360849056604</text:p>
          </table:table-cell>
          <table:table-cell table:formula="of:=[.$A$6]/[.D6]" office:value-type="float" office:value="3.50993227990971" calcext:value-type="float">
            <text:p>3,50993227990971</text:p>
          </table:table-cell>
          <table:table-cell table:formula="of:=[.$A$6]/[.E6]" office:value-type="float" office:value="6.5359394703657" calcext:value-type="float">
            <text:p>6,5359394703657</text:p>
          </table:table-cell>
          <table:table-cell table:formula="of:=[.$A$6]/[.F6]" office:value-type="float" office:value="10.3247011952191" calcext:value-type="float">
            <text:p>10,3247011952191</text:p>
          </table:table-cell>
          <table:table-cell table:formula="of:=[.$A$6]/[.G6]" office:value-type="float" office:value="11.5864381520119" calcext:value-type="float">
            <text:p>11,5864381520119</text:p>
          </table:table-cell>
          <table:table-cell table:formula="of:=[.$A$6]/[.H6]" office:value-type="float" office:value="6.84676354029062" calcext:value-type="float">
            <text:p>6,84676354029062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4710" calcext:value-type="float">
            <text:p>294710</text:p>
          </table:table-cell>
          <table:table-cell/>
          <table:table-cell office:value-type="float" office:value="140244" calcext:value-type="float">
            <text:p>140244</text:p>
          </table:table-cell>
          <table:table-cell office:value-type="float" office:value="69935" calcext:value-type="float">
            <text:p>69935</text:p>
          </table:table-cell>
          <table:table-cell office:value-type="float" office:value="34546" calcext:value-type="float">
            <text:p>34546</text:p>
          </table:table-cell>
          <table:table-cell office:value-type="float" office:value="18588" calcext:value-type="float">
            <text:p>18588</text:p>
          </table:table-cell>
          <table:table-cell office:value-type="float" office:value="11485" calcext:value-type="float">
            <text:p>11485</text:p>
          </table:table-cell>
          <table:table-cell office:value-type="float" office:value="10940" calcext:value-type="float">
            <text:p>10940</text:p>
          </table:table-cell>
        </table:table-row>
        <table:table-row table:style-name="ro1">
          <table:table-cell table:number-columns-repeated="2"/>
          <table:table-cell table:formula="of:=[.$A$18]/[.C18]" office:value-type="float" office:value="2.10140897293289" calcext:value-type="float">
            <text:p>2,10140897293289</text:p>
          </table:table-cell>
          <table:table-cell table:formula="of:=[.$A$18]/[.D18]" office:value-type="float" office:value="4.21405590905841" calcext:value-type="float">
            <text:p>4,21405590905841</text:p>
          </table:table-cell>
          <table:table-cell table:formula="of:=[.$A$18]/[.E18]" office:value-type="float" office:value="8.53094424824871" calcext:value-type="float">
            <text:p>8,53094424824871</text:p>
          </table:table-cell>
          <table:table-cell table:formula="of:=[.$A$18]/[.F18]" office:value-type="float" office:value="15.8548525930708" calcext:value-type="float">
            <text:p>15,8548525930708</text:p>
          </table:table-cell>
          <table:table-cell table:formula="of:=[.$A$18]/[.G18]" office:value-type="float" office:value="25.660426643448" calcext:value-type="float">
            <text:p>25,660426643448</text:p>
          </table:table-cell>
          <table:table-cell table:formula="of:=[.$A$18]/[.H18]" office:value-type="float" office:value="26.9387568555759" calcext:value-type="float">
            <text:p>26,938756855575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</table:table>
      <table:table table:name="ff_cheaty" table:style-name="ta1">
        <table:table-column table:style-name="co1" table:number-columns-repeated="8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7"/>
        </table:table-row>
        <table:table-row table:style-name="ro1">
          <table:table-cell/>
          <table:table-cell table:formula="of:=[.$A$2]/[.B2]" office:value-type="string" office:string-value="" calcext:value-type="error">
            <text:p>#DIV/0!</text:p>
          </table:table-cell>
          <table:table-cell table:formula="of:=[.$A$2]/[.C2]" office:value-type="string" office:string-value="" calcext:value-type="error">
            <text:p>#DIV/0!</text:p>
          </table:table-cell>
          <table:table-cell table:formula="of:=[.$A$2]/[.D2]" office:value-type="string" office:string-value="" calcext:value-type="error">
            <text:p>#DIV/0!</text:p>
          </table:table-cell>
          <table:table-cell table:formula="of:=[.$A$2]/[.E2]" office:value-type="string" office:string-value="" calcext:value-type="error">
            <text:p>#DIV/0!</text:p>
          </table:table-cell>
          <table:table-cell table:formula="of:=[.$A$2]/[.F2]" office:value-type="string" office:string-value="" calcext:value-type="error">
            <text:p>#DIV/0!</text:p>
          </table:table-cell>
          <table:table-cell table:formula="of:=[.$A$2]/[.G2]" office:value-type="string" office:string-value="" calcext:value-type="error">
            <text:p>#DIV/0!</text:p>
          </table:table-cell>
          <table:table-cell table:formula="of:=[.$A$2]/[.H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549" calcext:value-type="float">
            <text:p>15549</text:p>
          </table:table-cell>
          <table:table-cell office:value-type="float" office:value="15656" calcext:value-type="float">
            <text:p>15656</text:p>
          </table:table-cell>
          <table:table-cell office:value-type="float" office:value="8491" calcext:value-type="float">
            <text:p>8491</text:p>
          </table:table-cell>
          <table:table-cell office:value-type="float" office:value="4333" calcext:value-type="float">
            <text:p>4333</text:p>
          </table:table-cell>
          <table:table-cell office:value-type="float" office:value="2277" calcext:value-type="float">
            <text:p>2277</text:p>
          </table:table-cell>
          <table:table-cell office:value-type="float" office:value="1308" calcext:value-type="float">
            <text:p>1308</text:p>
          </table:table-cell>
          <table:table-cell office:value-type="float" office:value="993" calcext:value-type="float">
            <text:p>993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/>
          <table:table-cell table:formula="of:=[.$A$6]/[.B6]" office:value-type="float" office:value="0.993165559529893" calcext:value-type="float">
            <text:p>0,993165559529893</text:p>
          </table:table-cell>
          <table:table-cell table:formula="of:=[.$A$6]/[.C6]" office:value-type="float" office:value="1.83123307030974" calcext:value-type="float">
            <text:p>1,83123307030974</text:p>
          </table:table-cell>
          <table:table-cell table:formula="of:=[.$A$6]/[.D6]" office:value-type="float" office:value="3.58850680821602" calcext:value-type="float">
            <text:p>3,58850680821602</text:p>
          </table:table-cell>
          <table:table-cell table:formula="of:=[.$A$6]/[.E6]" office:value-type="float" office:value="6.82872200263505" calcext:value-type="float">
            <text:p>6,82872200263505</text:p>
          </table:table-cell>
          <table:table-cell table:formula="of:=[.$A$6]/[.F6]" office:value-type="float" office:value="11.8876146788991" calcext:value-type="float">
            <text:p>11,8876146788991</text:p>
          </table:table-cell>
          <table:table-cell table:formula="of:=[.$A$6]/[.G6]" office:value-type="float" office:value="15.6586102719033" calcext:value-type="float">
            <text:p>15,6586102719033</text:p>
          </table:table-cell>
          <table:table-cell table:formula="of:=[.$A$6]/[.H6]" office:value-type="float" office:value="13.2219387755102" calcext:value-type="float">
            <text:p>13,2219387755102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4710" calcext:value-type="float">
            <text:p>294710</text:p>
          </table:table-cell>
          <table:table-cell table:number-columns-repeated="4"/>
          <table:table-cell office:value-type="float" office:value="17832" calcext:value-type="float">
            <text:p>17832</text:p>
          </table:table-cell>
          <table:table-cell office:value-type="float" office:value="10079" calcext:value-type="float">
            <text:p>10079</text:p>
          </table:table-cell>
          <table:table-cell office:value-type="float" office:value="7639" calcext:value-type="float">
            <text:p>7639</text:p>
          </table:table-cell>
        </table:table-row>
        <table:table-row table:style-name="ro1">
          <table:table-cell table:number-columns-repeated="5"/>
          <table:table-cell table:formula="of:=[.$A$18]/[.F18]" office:value-type="float" office:value="16.5270300583221" calcext:value-type="float">
            <text:p>16,5270300583221</text:p>
          </table:table-cell>
          <table:table-cell table:formula="of:=[.$A$18]/[.G18]" office:value-type="float" office:value="29.2400039686477" calcext:value-type="float">
            <text:p>29,2400039686477</text:p>
          </table:table-cell>
          <table:table-cell table:formula="of:=[.$A$18]/[.H18]" office:value-type="float" office:value="38.5796570231706" calcext:value-type="float">
            <text:p>38,57965702317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11502 naive</text:p>
          </table:table-cell>
          <table:table-cell table:style-name="ce1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14555 asyn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11:27:27.061667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3T10:13:26.508632464</meta:creation-date>
    <dc:date>2020-07-17T12:09:46.562140448</dc:date>
    <meta:editing-duration>PT15H27M20S</meta:editing-duration>
    <meta:editing-cycles>19</meta:editing-cycles>
    <meta:generator>LibreOffice/6.4.3.2$MacOSX_X86_64 LibreOffice_project/747b5d0ebf89f41c860ec2a39efd7cb15b54f2d8</meta:generator>
    <meta:document-statistic meta:table-count="3" meta:cell-count="292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8000" draw:fill-color="#ff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ong_20_Dash_20_Dot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3465a4" draw:fill-color="#3465a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47cm" svg:height="15.636cm" xlink:href=".." xlink:type="simple" chart:class="chart:scatter" chart:column-mapping="0 1 2 3 4 5" chart:style-name="ch1">
        <chart:legend chart:legend-position="bottom" svg:x="2.593cm" svg:y="15.052cm" style:legend-expansion="wide" chart:style-name="ch2"/>
        <chart:plot-area chart:style-name="ch3" table:cell-range-address="pthread.A26:pthread.G33" chart:data-source-has-labels="both" svg:x="1.469cm" svg:y="0.312cm" svg:width="21.51cm" svg:height="13.273cm">
          <chartooo:coordinate-region svg:x="2.125cm" svg:y="0.505cm" svg:width="20.65cm" svg:height="12.448cm"/>
          <chart:axis chart:dimension="x" chart:name="primary-x" chart:style-name="ch4" chartooo:axis-type="auto">
            <chart:title svg:x="11.964cm" svg:y="13.897cm" chart:style-name="ch5">
              <text:p>nw</text:p>
            </chart:title>
            <chart:categories table:cell-range-address="pthread.A27:pthread.A33"/>
            <chart:grid chart:style-name="ch6" chart:class="major"/>
          </chart:axis>
          <chart:axis chart:dimension="y" chart:name="primary-y" chart:style-name="ch4">
            <chart:title svg:x="0.451cm" svg:y="7.489cm" chart:style-name="ch7">
              <text:p>sp(nw)</text:p>
            </chart:title>
            <chart:grid chart:style-name="ch6" chart:class="major"/>
          </chart:axis>
          <chart:series chart:style-name="ch8" chart:values-cell-range-address="pthread.B27:pthread.B33" chart:label-cell-address="pthread.B26:pthread.B26" chart:class="chart:scatter">
            <chart:domain table:cell-range-address="pthread.A27:pthread.A33"/>
            <chart:data-point chart:repeated="7"/>
          </chart:series>
          <chart:series chart:style-name="ch9" chart:values-cell-range-address="pthread.C27:pthread.C33" chart:label-cell-address="pthread.C26:pthread.C26" chart:class="chart:scatter">
            <chart:data-point chart:repeated="7"/>
          </chart:series>
          <chart:series chart:style-name="ch10" chart:values-cell-range-address="pthread.D27:pthread.D33" chart:label-cell-address="pthread.D26:pthread.D26" chart:class="chart:scatter">
            <chart:data-point chart:repeated="7"/>
          </chart:series>
          <chart:series chart:style-name="ch11" chart:values-cell-range-address="pthread.E27:pthread.E33" chart:label-cell-address="pthread.E26:pthread.E26" chart:class="chart:scatter">
            <chart:data-point chart:repeated="7"/>
          </chart:series>
          <chart:series chart:style-name="ch12" chart:values-cell-range-address="pthread.F27:pthread.F33" chart:label-cell-address="pthread.F26:pthread.F26" chart:class="chart:scatter">
            <chart:data-point chart:repeated="7"/>
          </chart:series>
          <chart:series chart:style-name="ch13" chart:values-cell-range-address="pthread.G27:pthread.G33" chart:label-cell-address="pthread.G26:pthread.G26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pthread.B26:pthread.B26</svg:desc>
                </draw:g>
              </table:table-cell>
              <table:table-cell office:value-type="string">
                <text:p>50000</text:p>
                <draw:g>
                  <svg:desc>pthread.C26:pthread.C26</svg:desc>
                </draw:g>
              </table:table-cell>
              <table:table-cell office:value-type="string">
                <text:p>100000</text:p>
                <draw:g>
                  <svg:desc>pthread.D26:pthread.D26</svg:desc>
                </draw:g>
              </table:table-cell>
              <table:table-cell office:value-type="string">
                <text:p>200000</text:p>
                <draw:g>
                  <svg:desc>pthread.E26:pthread.E26</svg:desc>
                </draw:g>
              </table:table-cell>
              <table:table-cell office:value-type="string">
                <text:p>300000</text:p>
                <draw:g>
                  <svg:desc>pthread.F26:pthread.F26</svg:desc>
                </draw:g>
              </table:table-cell>
              <table:table-cell office:value-type="string">
                <text:p>400000</text:p>
                <draw:g>
                  <svg:desc>pthread.G26:pthread.G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thread.A27:pthread.A33</svg:desc>
                </draw:g>
              </table:table-cell>
              <table:table-cell office:value-type="float" office:value="1">
                <text:p>1</text:p>
                <draw:g>
                  <svg:desc>pthread.A27:pthread.A33</svg:desc>
                </draw:g>
              </table:table-cell>
              <table:table-cell office:value-type="float" office:value="1">
                <text:p>1</text:p>
                <draw:g>
                  <svg:desc>pthread.B27:pthread.B33</svg:desc>
                </draw:g>
              </table:table-cell>
              <table:table-cell office:value-type="float" office:value="0.982251521298174">
                <text:p>0.982251521298174</text:p>
                <draw:g>
                  <svg:desc>pthread.C27:pthread.C33</svg:desc>
                </draw:g>
              </table:table-cell>
              <table:table-cell office:value-type="float" office:value="1.00640776699029">
                <text:p>1.00640776699029</text:p>
                <draw:g>
                  <svg:desc>pthread.D27:pthread.D33</svg:desc>
                </draw:g>
              </table:table-cell>
              <table:table-cell office:value-type="float" office:value="NaN">
                <text:p>NaN</text:p>
                <draw:g>
                  <svg:desc>pthread.E27:pthread.E33</svg:desc>
                </draw:g>
              </table:table-cell>
              <table:table-cell office:value-type="float" office:value="NaN">
                <text:p>NaN</text:p>
                <draw:g>
                  <svg:desc>pthread.F27:pthread.F33</svg:desc>
                </draw:g>
              </table:table-cell>
              <table:table-cell office:value-type="float" office:value="NaN">
                <text:p>NaN</text:p>
                <draw:g>
                  <svg:desc>pthread.G27:pthread.G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4740104911779">
                <text:p>1.84740104911779</text:p>
              </table:table-cell>
              <table:table-cell office:value-type="float" office:value="1.83816053907081">
                <text:p>1.83816053907081</text:p>
              </table:table-cell>
              <table:table-cell office:value-type="float" office:value="1.88800093332556">
                <text:p>1.88800093332556</text:p>
              </table:table-cell>
              <table:table-cell office:value-type="float" office:value="1.92909739435343">
                <text:p>1.92909739435343</text:p>
              </table:table-cell>
              <table:table-cell office:value-type="float" office:value="1.92667507828691">
                <text:p>1.926675078286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5087076076994">
                <text:p>3.55087076076994</text:p>
              </table:table-cell>
              <table:table-cell office:value-type="float" office:value="3.65171441991545">
                <text:p>3.65171441991545</text:p>
              </table:table-cell>
              <table:table-cell office:value-type="float" office:value="3.78704732931609">
                <text:p>3.78704732931609</text:p>
              </table:table-cell>
              <table:table-cell office:value-type="float" office:value="4.20843554641133">
                <text:p>4.20843554641133</text:p>
              </table:table-cell>
              <table:table-cell office:value-type="float" office:value="4.26405266584678">
                <text:p>4.264052665846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62222222222222">
                <text:p>6.62222222222222</text:p>
              </table:table-cell>
              <table:table-cell office:value-type="float" office:value="6.91066666666667">
                <text:p>6.91066666666667</text:p>
              </table:table-cell>
              <table:table-cell office:value-type="float" office:value="7.49994206928514">
                <text:p>7.49994206928514</text:p>
              </table:table-cell>
              <table:table-cell office:value-type="float" office:value="8.18394460117979">
                <text:p>8.18394460117979</text:p>
              </table:table-cell>
              <table:table-cell office:value-type="float" office:value="8.52847551799977">
                <text:p>8.528475517999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7611111111111">
                <text:p>10.7611111111111</text:p>
              </table:table-cell>
              <table:table-cell office:value-type="float" office:value="12.5395161290323">
                <text:p>12.5395161290323</text:p>
              </table:table-cell>
              <table:table-cell office:value-type="float" office:value="13.8939686628032">
                <text:p>13.8939686628032</text:p>
              </table:table-cell>
              <table:table-cell office:value-type="float" office:value="15.7716488730724">
                <text:p>15.7716488730724</text:p>
              </table:table-cell>
              <table:table-cell office:value-type="float" office:value="16.756311121219">
                <text:p>16.75631112121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.8278145695364">
                <text:p>12.8278145695364</text:p>
              </table:table-cell>
              <table:table-cell office:value-type="float" office:value="17.6292517006803">
                <text:p>17.6292517006803</text:p>
              </table:table-cell>
              <table:table-cell office:value-type="float" office:value="23.1682176091625">
                <text:p>23.1682176091625</text:p>
              </table:table-cell>
              <table:table-cell office:value-type="float" office:value="27.9219460973049">
                <text:p>27.9219460973049</text:p>
              </table:table-cell>
              <table:table-cell office:value-type="float" office:value="29.6131430868167">
                <text:p>29.613143086816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.11529411764706">
                <text:p>9.11529411764706</text:p>
              </table:table-cell>
              <table:table-cell office:value-type="float" office:value="15.7857868020305">
                <text:p>15.7857868020305</text:p>
              </table:table-cell>
              <table:table-cell office:value-type="float" office:value="26.8932280847528">
                <text:p>26.8932280847528</text:p>
              </table:table-cell>
              <table:table-cell office:value-type="float" office:value="36.1208965361105">
                <text:p>36.1208965361105</text:p>
              </table:table-cell>
              <table:table-cell office:value-type="float" office:value="42.489907727797">
                <text:p>42.4899077277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_20_Dot" draw:display-name="Long Dash Dot" draw:style="rect" draw:dots1="1" draw:dots1-length="6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</office:styles>
</office:document-styles>
</file>